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6.95cm" fo:min-width="11.8cm"/>
    </style:style>
    <style:style style:name="gr2" style:family="graphic" style:parent-style-name="standard">
      <style:graphic-properties draw:fill-color="#ffffa6" draw:opacity="100%" draw:textarea-horizontal-align="justify" draw:textarea-vertical-align="middle" draw:auto-grow-height="false" fo:min-height="2.45cm" fo:min-width="1.7cm"/>
      <style:paragraph-properties style:writing-mode="lr-tb"/>
    </style:style>
    <style:style style:name="gr3" style:family="graphic" style:parent-style-name="standard">
      <style:graphic-properties draw:fill-color="#ffffa6" draw:textarea-horizontal-align="justify" draw:textarea-vertical-align="middle" draw:auto-grow-height="false" fo:min-height="2.45cm" fo:min-width="1.7cm"/>
      <style:paragraph-properties style:writing-mode="lr-tb"/>
    </style:style>
    <style:style style:name="gr4" style:family="graphic" style:parent-style-name="standard">
      <style:graphic-properties draw:fill-color="#ffaa95" draw:textarea-horizontal-align="justify" draw:textarea-vertical-align="middle" draw:auto-grow-height="false" fo:min-height="2.15cm" fo:min-width="1.9cm"/>
      <style:paragraph-properties style:writing-mode="lr-tb"/>
    </style:style>
    <style:style style:name="gr5" style:family="graphic" style:parent-style-name="standard">
      <style:graphic-properties draw:fill-color="#fff5ce" draw:textarea-horizontal-align="justify" draw:textarea-vertical-align="middle" draw:auto-grow-height="false" fo:min-height="0.254cm" fo:min-width="3.142cm"/>
    </style:style>
    <style:style style:name="gr6" style:family="graphic" style:parent-style-name="standard">
      <style:graphic-properties draw:fill-color="#ffaa95" draw:textarea-horizontal-align="justify" draw:textarea-vertical-align="middle" draw:auto-grow-height="false" fo:min-height="4.75cm" fo:min-width="2.8cm"/>
      <style:paragraph-properties style:writing-mode="lr-tb"/>
    </style:style>
    <style:style style:name="gr7" style:family="graphic" style:parent-style-name="standard">
      <style:graphic-properties draw:fill-color="#5983b0" draw:textarea-horizontal-align="justify" draw:textarea-vertical-align="middle" draw:auto-grow-height="false" fo:min-height="0.05cm" fo:min-width="0.222cm"/>
    </style:style>
    <style:style style:name="gr8" style:family="graphic" style:parent-style-name="standard">
      <style:graphic-properties draw:fill-color="#5983b0" draw:textarea-horizontal-align="justify" draw:textarea-vertical-align="middle" draw:auto-grow-height="false" fo:min-height="0.05cm" fo:min-width="3.104cm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0.05cm" fo:min-width="0.462cm"/>
    </style:style>
    <style:style style:name="gr10" style:family="graphic" style:parent-style-name="standard">
      <style:graphic-properties draw:fill-color="#5983b0" draw:textarea-horizontal-align="justify" draw:textarea-vertical-align="middle" draw:auto-grow-height="false" fo:min-height="0.05cm" fo:min-width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49cm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0.15cm" fo:min-width="0.6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-color="#ffffa6" draw:opacity="100%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 style:writing-mode="lr-tb"/>
      <style:text-properties fo:font-size="11pt" style:font-size-asian="11pt" style:font-size-complex="11pt"/>
    </style:style>
    <style:style style:name="P5" style:family="paragraph">
      <loext:graphic-properties draw:fill-color="#ffffa6"/>
      <style:paragraph-properties fo:margin-left="0cm" fo:margin-right="0cm" fo:text-align="center" fo:text-indent="0cm" style:writing-mode="lr-tb"/>
      <style:text-properties fo:font-size="11pt" style:font-size-asian="11pt" style:font-size-complex="11pt"/>
    </style:style>
    <style:style style:name="P6" style:family="paragraph">
      <loext:graphic-properties draw:fill-color="#ffaa95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fff5ce"/>
      <style:paragraph-properties fo:text-align="center"/>
    </style:style>
    <style:style style:name="P8" style:family="paragraph">
      <loext:graphic-properties draw:fill-color="#5983b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cm" svg:height="7.2cm" svg:x="3.9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2.7cm" svg:x="4.1cm" svg:y="1.3cm">
          <text:p text:style-name="P2"><text:span text:style-name="T1">Peripheral</text:span></text:p>
          <text:p text:style-name="P2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2cm" svg:height="2.7cm" svg:x="4.1cm" svg:y="4.5cm">
          <text:p text:style-name="P4"><text:span text:style-name="T1">Instructions</text:span></text:p>
          <text:p text:style-name="P4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4cm" svg:height="2.4cm" svg:x="7.2cm" svg:y="1.5cm">
          <text:p text:style-name="P2"><text:span text:style-name="T1">Software</text:span></text:p>
          <text:p text:style-name="P2"><text:span text:style-name="T1">Accessible</text:span></text:p>
          <text:p text:style-name="P2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5cm" svg:height="0.9cm" draw:transform="rotate (1.5707963267949) translate (10.8cm 7.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6" draw:layer="layout" svg:width="3.3cm" svg:height="5cm" svg:x="12.7cm" svg:y="2.1cm">
          <text:p text:style-name="P2"><text:span text:style-name="T1">Central</text:span></text:p>
          <text:p text:style-name="P2"><text:span text:style-name="T1">SPI Master</text:span></text:p>
          <text:p text:style-name="P2"><text:span text:style-name="T1">Controller</text:span></text:p>
          <text:p text:style-name="P2"><text:span text:style-name="T1">cor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9cm" svg:height="0.6cm" svg:x="6.3cm" svg:y="2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4.5cm" svg:height="0.6cm" svg:x="6.3cm" svg:y="5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8" draw:layer="layout" svg:width="1.2cm" svg:height="0.6cm" svg:x="9.6cm" svg:y="2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8" draw:layer="layout" svg:width="1cm" svg:height="0.6cm" svg:x="11.7cm" svg:y="4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9" draw:layer="layout" svg:width="3.249cm" svg:height="0.645cm" svg:x="5cm" svg:y="7.555cm">
          <draw:text-box>
            <text:p><text:span text:style-name="T1">iob_spi_master_fl</text:span></text:p>
          </draw:text-box>
        </draw:frame>
        <draw:custom-shape draw:style-name="gr12" draw:text-style-name="P8" draw:layer="layout" svg:width="1.4cm" svg:height="0.8cm" svg:x="2.5cm" svg:y="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8" draw:layer="layout" svg:width="1.4cm" svg:height="0.8cm" svg:x="2.5cm" svg:y="5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8" draw:layer="layout" svg:width="1.4cm" svg:height="0.8cm" svg:x="16.2cm" svg:y="4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11" draw:layer="layout" svg:width="2.8cm" svg:height="0.963cm" svg:x="1.5cm" svg:y="1.5cm">
          <draw:text-box>
            <text:p text:style-name="P10"><text:span text:style-name="T2">cpu</text:span></text:p>
            <text:p text:style-name="P10"><text:span text:style-name="T2">peripheral bus</text:span></text:p>
          </draw:text-box>
        </draw:frame>
        <draw:frame draw:style-name="gr13" draw:text-style-name="P11" draw:layer="layout" svg:width="2.758cm" svg:height="0.963cm" svg:x="1.342cm" svg:y="4.6cm">
          <draw:text-box>
            <text:p text:style-name="P10"><text:span text:style-name="T2">cpu</text:span></text:p>
            <text:p text:style-name="P10"><text:span text:style-name="T2">instructions bus</text:span></text:p>
          </draw:text-box>
        </draw:frame>
        <draw:frame draw:style-name="gr13" draw:text-style-name="P11" draw:layer="layout" svg:width="2.8cm" svg:height="0.963cm" svg:x="16.1cm" svg:y="5.037cm">
          <draw:text-box>
            <text:p text:style-name="P10"><text:span text:style-name="T2">spi interface bu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19.56cm" fo:page-height="9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1T07:59:54.456199326</meta:creation-date>
    <dc:date>2021-07-18T14:50:03.092480576</dc:date>
    <meta:editing-duration>PT1H2M25S</meta:editing-duration>
    <meta:editing-cycles>8</meta:editing-cycles>
    <meta:generator>LibreOffice/6.4.7.2$Linux_X86_64 LibreOffice_project/40$Build-2</meta:generator>
    <meta:document-statistic meta:object-count="17"/>
  </office:meta>
</office:document-meta>
</file>